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fo:text-align="center" style:justify-single-word="false" style:page-number="auto"/>
    </style:style>
    <style:style style:name="P2" style:family="paragraph" style:parent-style-name="List_20_Paragraph" style:list-style-name="WWNum1"/>
    <style:style style:name="T1" style:family="text">
      <style:text-properties fo:color="#ff0000"/>
    </style:style>
    <style:style style:name="T2" style:family="text">
      <style:text-properties fo:color="#0070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dinta Bridge 22/06</text:p>
      <text:p text:style-name="Standard"/>
      <text:list xml:id="list912147162702047074" text:style-name="WWNum1">
        <text:list-item>
          <text:p text:style-name="P2">Discutie din nou pe 2FA moderator. </text:p>
        </text:list-item>
      </text:list>
      <text:p text:style-name="List_20_Paragraph">3 trefle/carale sunt licitatile de maini minimale, celelalte sunt pentru a descrie maini mai tari <text:span text:style-name="T1">(peste 20 pct).</text:span></text:p>
      <text:p text:style-name="List_20_Paragraph"/>
      <text:list xml:id="list42363575" text:continue-numbering="true" text:style-name="WWNum1">
        <text:list-item>
          <text:p text:style-name="P2">Salturile pe culoare. Excludem situatile de Bergen, alea sunt batute in cuie.</text:p>
        </text:list-item>
      </text:list>
      <text:p text:style-name="List_20_Paragraph">Pentru restul secventelor: daca culoarea de raspuns e peste cea de deschidere atunci e baraj, altfel e support cu fit. Adica doar 1D-3C si 1S-3C</text:p>
      <text:p text:style-name="List_20_Paragraph">[Rainer]: jucati Bergen si ca pasanti initiali? Chiar si 1M-2N</text:p>
      <text:p text:style-name="List_20_Paragraph"/>
      <text:list xml:id="list42336256" text:continue-numbering="true" text:style-name="WWNum1">
        <text:list-item>
          <text:p text:style-name="P2">Secventa: 1M-3NT. Cu fit de 3 carti, mana balansata, cu puncte imprastiate in celelalte culori. </text:p>
        </text:list-item>
      </text:list>
      <text:p text:style-name="List_20_Paragraph">Da partenerului alegerea intre 3NT si 4M.</text:p>
      <text:p text:style-name="List_20_Paragraph"/>
      <text:list xml:id="list42339801" text:continue-numbering="true" text:style-name="WWNum1">
        <text:list-item>
          <text:p text:style-name="P2">1M – 1NT – 2NT = 18-19 pct. (joaca toti asa)</text:p>
        </text:list-item>
      </text:list>
      <text:p text:style-name="List_20_Paragraph"/>
      <text:list xml:id="list42362209" text:continue-numbering="true" text:style-name="WWNum1">
        <text:list-item>
          <text:p text:style-name="P2"><text:span text:style-name="T1">Toti jucam NT forcing pe deschiderea de 1 majora.</text:span></text:p>
        </text:list-item>
      </text:list>
      <text:p text:style-name="List_20_Paragraph"/>
      <text:list xml:id="list42360068" text:continue-numbering="true" text:style-name="WWNum1">
        <text:list-item>
          <text:p text:style-name="P2">Jucam Drury (toti). I-am scris Dianei pe FB raspunsurile.</text:p>
          <text:p text:style-name="P2">2D arata deschidere dar nu ne obliga sa trecem de 2M, 2M e “lasa-ma-n pace”, orice salt sau inversata e GF si descriptiv.</text:p>
        </text:list-item>
      </text:list>
      <text:p text:style-name="List_20_Paragraph"/>
      <text:list xml:id="list42350362" text:continue-numbering="true" text:style-name="WWNum1">
        <text:list-item>
          <text:p text:style-name="P2">Checkback Stayman. Secventa: 1 caro – 1 cupa – 2NT-3C(checkback)</text:p>
        </text:list-item>
      </text:list>
      <text:p text:style-name="List_20_Paragraph">3 carale = n-am nimic interesant</text:p>
      <text:p text:style-name="List_20_Paragraph">3 cupe = 3 carti pe cupa (si nu neg 4 pici)</text:p>
      <text:p text:style-name="List_20_Paragraph">3 pici = 4 carti pe pica</text:p>
      <text:p text:style-name="List_20_Paragraph">[Rainer]: si ce inseamna celelalte continuari peste 1m-1M-2N?</text:p>
      <text:p text:style-name="List_20_Paragraph"/>
      <text:list xml:id="list42365644" text:continue-numbering="true" text:style-name="WWNum1">
        <text:list-item>
          <text:p text:style-name="P2"><text:span text:style-name="T1">Cu 5M-4m nu deschidem cu 1NT! </text:span></text:p>
          <text:p text:style-name="P2"><text:span text:style-name="T1">[Rainer]: CU Jxxxx AQ AQ Ktxxx e totusi ok.</text:span></text:p>
        </text:list-item>
      </text:list>
      <text:p text:style-name="List_20_Paragraph"/>
      <text:p text:style-name="List_20_Paragraph"/>
      <text:list xml:id="list42367751" text:continue-numbering="true" text:style-name="WWNum1">
        <text:list-item>
          <text:p text:style-name="P2"><text:soft-page-break/>Garbage (slab) Stayman; secventa e 1NT – 2trefle:</text:p>
        </text:list-item>
      </text:list>
      <text:p text:style-name="List_20_Paragraph">2 cupe = bicolor major slab (sub 5 pct.), 5-4/5-5</text:p>
      <text:p text:style-name="List_20_Paragraph">2 pici = bicolor major slab (sub 5 pct.), 4-5</text:p>
      <text:p text:style-name="List_20_Paragraph"/>
      <text:list xml:id="list42345680" text:continue-numbering="true" text:style-name="WWNum1">
        <text:list-item>
          <text:p text:style-name="P2">Raspunsurile de tricul 3 pe 1NT <text:span text:style-name="T2">(asta e numai o propunere, dar imi place)</text:span>:</text:p>
        </text:list-item>
      </text:list>
      <text:p text:style-name="List_20_Paragraph">3 trefle = 5-5 minor slab (sub 7 pct.)</text:p>
      <text:p text:style-name="List_20_Paragraph">3 carale = 5-5 minor tare (8+ pct.)</text:p>
      <text:p text:style-name="List_20_Paragraph">[Rainer]: recomandarea mea e sa fie mai tare de 8 puncte, sa nu ajungi in rahat. Gen 9 neurate. La fel si 1N-3M, ca sa nu ajungeti in balarii. Si nu dati single cu A/K sec.</text:p>
      <text:p text:style-name="List_20_Paragraph">3 cupe = 5-4 minor si singleton de cupa</text:p>
      <text:p text:style-name="List_20_Paragraph">3 pici = 5-4 minor si singleton de pica</text:p>
      <text:p text:style-name="List_20_Paragraph"/>
      <text:list xml:id="list42353338" text:continue-numbering="true" text:style-name="WWNum1">
        <text:list-item>
          <text:p text:style-name="P2">Pe 1NT jucam 4 trefle Gerber, 4 carale transfer pe cupa si 4 cupe transfer la pica, 4NT e cantitativ (16 pct.)</text:p>
        </text:list-item>
      </text:list>
      <text:p text:style-name="List_20_Paragraph"/>
      <text:list xml:id="list42348317" text:continue-numbering="true" text:style-name="WWNum1">
        <text:list-item>
          <text:p text:style-name="P2">Secventa: 1NT – 2 cl – 2M – 3oM (inseamna fit de 4 carti pe majora DESCHIDENTULUI, deci licitatia e artificiala; e GF).</text:p>
        </text:list-item>
      </text:list>
      <text:p text:style-name="List_20_Paragraph"/>
      <text:p text:style-name="List_20_Paragraph"/>
      <text:list xml:id="list42340290" text:continue-numbering="true" text:style-name="WWNum1">
        <text:list-item>
          <text:p text:style-name="P2">Secventa: 1NT – 2 carale/cupe – 2 cupe/pici – 3m (natural GF)</text:p>
        </text:list-item>
      </text:list>
      <text:p text:style-name="Standard"><text:bookmark text:name="_GoBack"/></text:p>
      <text:list xml:id="list42357719" text:continue-numbering="true" text:style-name="WWNum1">
        <text:list-item>
          <text:p text:style-name="P2">Pe 2 trefle, zicem 2NT numai cu peste 8 pct si mana BALANSATA. De exemplu, daca avem 5-5 bicolor prost si 10 pct, zicem 2 carale.</text:p>
        </text:list-item>
      </text:list>
      <text:p text:style-name="List_20_Paragraph"><text:span text:style-name="T1">!Deci 2 carale inseamna ‘orice’!</text:span></text:p>
      <text:p text:style-name="List_20_Paragrap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font-size-asian="11pt" style:language-asian="en" style:country-asian="GB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font-name-asian="Times New Roman" style:font-size-asian="11pt" style:language-asian="en" style:country-asian="GB" style:font-name-complex="Times New Roma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size="28pt" fo:letter-spacing="-0.018cm" style:letter-kerning="true" style:font-size-asian="28pt" style:font-name-complex="F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fred</meta:initial-creator>
    <dc:creator>r r</dc:creator>
    <meta:editing-cycles>9</meta:editing-cycles>
    <meta:creation-date>2017-06-22T17:34:00</meta:creation-date>
    <dc:date>2017-06-22T22:16:53.63</dc:date>
    <meta:editing-duration>PT1M32S</meta:editing-duration>
    <meta:generator>OpenOffice/4.1.3$Win32 OpenOffice.org_project/413m1$Build-9783</meta:generator>
    <meta:document-statistic meta:table-count="0" meta:image-count="0" meta:object-count="0" meta:page-count="2" meta:paragraph-count="33" meta:word-count="421" meta:character-count="218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